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rsid="000f3fcf" officeooo:paragraph-rsid="000f3fcf"/>
    </style:style>
    <style:style style:name="P3" style:family="paragraph" style:parent-style-name="Standard">
      <style:text-properties officeooo:rsid="00116f7d" officeooo:paragraph-rsid="00116f7d"/>
    </style:style>
    <style:style style:name="P4" style:family="paragraph" style:parent-style-name="Standard">
      <style:text-properties officeooo:rsid="00116f7d" officeooo:paragraph-rsid="00116f7d"/>
    </style:style>
    <style:style style:name="P5" style:family="paragraph" style:parent-style-name="Standard" style:list-style-name="L1">
      <style:text-properties officeooo:rsid="000f3fcf" officeooo:paragraph-rsid="000f3fcf"/>
    </style:style>
    <style:style style:name="P6" style:family="paragraph" style:parent-style-name="Standard" style:list-style-name="L1">
      <style:text-properties officeooo:rsid="0010b804" officeooo:paragraph-rsid="0010b804"/>
    </style:style>
    <style:style style:name="P7" style:family="paragraph" style:parent-style-name="Standard" style:list-style-name="L1">
      <style:text-properties officeooo:rsid="0010b804" officeooo:paragraph-rsid="00138d0d"/>
    </style:style>
    <style:style style:name="P8" style:family="paragraph" style:parent-style-name="Standard" style:list-style-name="L1">
      <style:text-properties officeooo:rsid="00138d0d" officeooo:paragraph-rsid="00138d0d"/>
    </style:style>
    <style:style style:name="P9" style:family="paragraph" style:parent-style-name="Standard">
      <style:text-properties officeooo:rsid="00138d0d" officeooo:paragraph-rsid="00138d0d"/>
    </style:style>
    <style:style style:name="P10" style:family="paragraph" style:parent-style-name="Standard">
      <style:text-properties officeooo:rsid="00149e95" officeooo:paragraph-rsid="00149e95"/>
    </style:style>
    <style:style style:name="T1" style:family="text">
      <style:text-properties officeooo:rsid="0011d279"/>
    </style:style>
    <style:style style:name="T2" style:family="text">
      <style:text-properties officeooo:rsid="00149e95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49e95"/>
    </style:style>
    <style:style style:name="T5" style:family="text">
      <style:text-properties officeooo:rsid="0015ad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1) </text:span>Database tables</text:p>
      <text:p text:style-name="Standard"/>
      <text:p text:style-name="P3">Professor Phillips has already done most of the work for this task<text:span text:style-name="T4">[1]</text:span>. Someone on your team will need to run the database scripts to create the employee and activeuser tables against your team’s database.</text:p>
      <text:p text:style-name="P3"/>
      <text:list xml:id="list3156591157" text:style-name="L1">
        <text:list-item>
          <text:p text:style-name="P5">Define a table to store employee information</text:p>
          <text:list>
            <text:list-item>
              <text:p text:style-name="P5">Record ID</text:p>
              <text:list>
                <text:list-item>
                  <text:p text:style-name="P5">This is the primary key of the table</text:p>
                </text:list-item>
              </text:list>
            </text:list-item>
            <text:list-item>
              <text:p text:style-name="P5">First name</text:p>
            </text:list-item>
            <text:list-item>
              <text:p text:style-name="P5">Last name</text:p>
            </text:list-item>
            <text:list-item>
              <text:p text:style-name="P5">Employee ID</text:p>
              <text:list>
                <text:list-item>
                  <text:p text:style-name="P5">Should support up to 5 numerical characters in length</text:p>
                </text:list-item>
              </text:list>
            </text:list-item>
            <text:list-item>
              <text:p text:style-name="P5">Active</text:p>
              <text:list>
                <text:list-item>
                  <text:p text:style-name="P5">Indicates whether an employee is active or inactive</text:p>
                </text:list-item>
              </text:list>
            </text:list-item>
            <text:list-item>
              <text:p text:style-name="P5">Classification or role</text:p>
              <text:list>
                <text:list-item>
                  <text:p text:style-name="P5">Must maintain 3 or more values starting with: general manager, shift manager, and cashier</text:p>
                </text:list-item>
              </text:list>
            </text:list-item>
            <text:list-item>
              <text:p text:style-name="P5">Manager</text:p>
              <text:list>
                <text:list-item>
                  <text:p text:style-name="P5">This is a reference, via the Record ID, to another record in the Employee table</text:p>
                </text:list-item>
                <text:list-item>
                  <text:p text:style-name="P5">May be empty</text:p>
                </text:list-item>
              </text:list>
            </text:list-item>
            <text:list-item>
              <text:p text:style-name="P5">Password</text:p>
            </text:list-item>
            <text:list-item>
              <text:p text:style-name="P5">Created On</text:p>
              <text:list>
                <text:list-item>
                  <text:p text:style-name="P5">Timestamp</text:p>
                </text:list-item>
              </text:list>
            </text:list-item>
          </text:list>
        </text:list-item>
      </text:list>
      <text:p text:style-name="P2"/>
      <text:list xml:id="list201527812684024" text:continue-numbering="true" text:style-name="L1">
        <text:list-item>
          <text:p text:style-name="P5">Define a table to store active user information</text:p>
          <text:list>
            <text:list-item>
              <text:p text:style-name="P5">Record ID</text:p>
              <text:list>
                <text:list-item>
                  <text:p text:style-name="P5">This is the primary key of the table</text:p>
                </text:list-item>
              </text:list>
            </text:list-item>
            <text:list-item>
              <text:p text:style-name="P5">Employee ID</text:p>
              <text:list>
                <text:list-item>
                  <text:p text:style-name="P5">This will be a reference to a Record ID in the employee table</text:p>
                </text:list-item>
              </text:list>
            </text:list-item>
            <text:list-item>
              <text:p text:style-name="P5">Name</text:p>
              <text:list>
                <text:list-item>
                  <text:p text:style-name="P5">This will store the complete name of the user</text:p>
                </text:list-item>
              </text:list>
            </text:list-item>
            <text:list-item>
              <text:p text:style-name="P5">Classification or role</text:p>
              <text:list>
                <text:list-item>
                  <text:p text:style-name="P5">Must maintain 3 or more values starting with: general manager, shift manager, and cashier</text:p>
                </text:list-item>
                <text:list-item>
                  <text:p text:style-name="P5">Should be modeled off of the same field in the employee table</text:p>
                </text:list-item>
              </text:list>
            </text:list-item>
            <text:list-item>
              <text:p text:style-name="P5">Session key</text:p>
              <text:list>
                <text:list-item>
                  <text:p text:style-name="P5">A string</text:p>
                </text:list-item>
              </text:list>
            </text:list-item>
            <text:list-item>
              <text:p text:style-name="P5">Created On</text:p>
              <text:list>
                <text:list-item>
                  <text:p text:style-name="P5">Timestamp</text:p>
                </text:list-item>
              </text:list>
            </text:list-item>
          </text:list>
        </text:list-item>
      </text:list>
      <text:p text:style-name="P2"/>
      <text:list xml:id="list201527660370686" text:continue-numbering="true" text:style-name="L1">
        <text:list-item>
          <text:p text:style-name="P6">Define server-side code to model the database within the server-side code</text:p>
          <text:list>
            <text:list-item>
              <text:p text:style-name="P7">Model/entity objects for working with individual records</text:p>
            </text:list-item>
            <text:list-item>
              <text:p text:style-name="P8">Repository objects for interacting with the tables in the database</text:p>
              <text:list>
                <text:list-item>
                  <text:p text:style-name="P8">CRUD operations</text:p>
                </text:list-item>
              </text:list>
            </text:list-item>
          </text:list>
        </text:list-item>
      </text:list>
      <text:p text:style-name="P9"/>
      <text:p text:style-name="P10"><text:span text:style-name="T3">[1]</text:span> See Employee.sql in the Sprint2Starter branch of the RegisterApp-DataDefinition repository <text:span text:style-name="T5">that you cloned to your team’s organization in Github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0:49:59.092641851</meta:creation-date>
    <dc:date>2020-01-26T20:15:09.839019570</dc:date>
    <meta:editing-duration>PT17M45S</meta:editing-duration>
    <meta:editing-cycles>9</meta:editing-cycles>
    <meta:generator>LibreOffice/6.3.3.2.0$Linux_X86_64 LibreOffice_project/30$Build-2</meta:generator>
    <meta:document-statistic meta:table-count="0" meta:image-count="0" meta:object-count="0" meta:page-count="1" meta:paragraph-count="38" meta:word-count="283" meta:character-count="1508" meta:non-whitespace-character-count="1298"/>
  </office:meta>
</office:document-meta>
</file>